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87e" officeooo:paragraph-rsid="001f287e"/>
    </style:style>
    <style:style style:name="P2" style:family="paragraph" style:parent-style-name="Standard">
      <style:text-properties officeooo:rsid="001ffa59" officeooo:paragraph-rsid="001ffa59"/>
    </style:style>
    <style:style style:name="P3" style:family="paragraph" style:parent-style-name="Standard">
      <style:text-properties officeooo:rsid="00213775" officeooo:paragraph-rsid="00213775"/>
    </style:style>
    <style:style style:name="P4" style:family="paragraph" style:parent-style-name="Standard">
      <style:text-properties officeooo:rsid="002237df" officeooo:paragraph-rsid="00213775"/>
    </style:style>
    <style:style style:name="P5" style:family="paragraph" style:parent-style-name="Standard">
      <style:text-properties officeooo:rsid="002237df" officeooo:paragraph-rsid="002237df"/>
    </style:style>
    <style:style style:name="P6" style:family="paragraph" style:parent-style-name="Standard">
      <style:text-properties officeooo:paragraph-rsid="001ffa59"/>
    </style:style>
    <style:style style:name="P7" style:family="paragraph" style:parent-style-name="Standard">
      <style:text-properties officeooo:rsid="002712e1" officeooo:paragraph-rsid="002712e1"/>
    </style:style>
    <style:style style:name="P8" style:family="paragraph" style:parent-style-name="Standard">
      <style:text-properties officeooo:rsid="0027db97" officeooo:paragraph-rsid="0027db97"/>
    </style:style>
    <style:style style:name="P9" style:family="paragraph" style:parent-style-name="Standard">
      <style:text-properties officeooo:paragraph-rsid="0027db97"/>
    </style:style>
    <style:style style:name="P10" style:family="paragraph" style:parent-style-name="Standard">
      <style:text-properties officeooo:rsid="00288b61" officeooo:paragraph-rsid="00288b61"/>
    </style:style>
    <style:style style:name="T1" style:family="text">
      <style:text-properties officeooo:rsid="001ffa59"/>
    </style:style>
    <style:style style:name="T2" style:family="text">
      <style:text-properties officeooo:rsid="0027db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NIUM </text:p>
      <text:p text:style-name="P1"/>
      <text:p text:style-name="P7">Latest version of selenium is 4.</text:p>
      <text:p text:style-name="P7"/>
      <text:p text:style-name="P8">Locators id, tag, tag name,class,class name, xpath,dome,link text,css</text:p>
      <text:p text:style-name="P8"/>
      <text:p text:style-name="P8">Find element and elements</text:p>
      <text:p text:style-name="P8"/>
      <text:p text:style-name="P8">Methods in dropdown,alerts,mouse actions</text:p>
      <text:p text:style-name="P8"/>
      <text:p text:style-name="P10">Iframe</text:p>
      <text:p text:style-name="P8"/>
      <text:p text:style-name="P8">Actions and action, window pop up</text:p>
      <text:p text:style-name="P1"/>
      <text:p text:style-name="P9"><text:span text:style-name="T2">Refer the website toolsqa</text:span></text:p>
      <text:p text:style-name="P9"/>
      <text:p text:style-name="P9"><text:span text:style-name="T2">Build lifecycle </text:span></text:p>
      <text:p text:style-name="P2"><text:a xlink:type="simple" xlink:href="https://maven.apache.org/guides/introduction/introduction-to-the-lifecycle.html" text:style-name="Internet_20_link" text:visited-style-name="Visited_20_Internet_20_Link">https://maven.apache.org/guides/introduction/introduction-to-the-lifecycle.html</text:a></text:p>
      <text:p text:style-name="P2"/>
      <text:p text:style-name="P6"><text:span text:style-name="T1">Before suite and after</text:span></text:p>
      <text:p text:style-name="P2"><text:a xlink:type="simple" xlink:href="https://www.tutorialspoint.com/testng/testng_basic_annotations" text:style-name="Internet_20_link" text:visited-style-name="Visited_20_Internet_20_Link">https://www.tutorialspoint.com/testng/testng_basic_annotations</text:a></text:p>
      <text:p text:style-name="P2"/>
      <text:p text:style-name="P3">Jenkins</text:p>
      <text:p text:style-name="P3">2.189</text:p>
      <text:p text:style-name="P3"><text:a xlink:type="simple" xlink:href="https://jenkins.io/download/" text:style-name="Internet_20_link" text:visited-style-name="Visited_20_Internet_20_Link">https://jenkins.io/download/</text:a> <text:s text:c="2"/>(2.189)********</text:p>
      <text:p text:style-name="P4"/>
      <text:p text:style-name="P5">Cron jo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52:59.922084174</meta:creation-date>
    <meta:generator>LibreOffice/6.0.7.3$Linux_X86_64 LibreOffice_project/00m0$Build-3</meta:generator>
    <dc:date>2019-08-09T16:15:02.005416003</dc:date>
    <meta:editing-duration>PT7M22S</meta:editing-duration>
    <meta:editing-cycles>2</meta:editing-cycles>
    <meta:document-statistic meta:table-count="0" meta:image-count="0" meta:object-count="0" meta:page-count="1" meta:paragraph-count="16" meta:word-count="48" meta:character-count="485" meta:non-whitespace-character-count="448"/>
  </office:meta>
</office:document-meta>
</file>